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3.364cm"/>
    </style:style>
    <style:style style:name="pr7" style:family="presentation" style:parent-style-name="Default-outline1">
      <style:graphic-properties draw:auto-grow-height="true" fo:min-height="13.859cm"/>
    </style:style>
    <style:style style:name="P1" style:family="paragraph">
      <style:text-properties fo:font-size="32pt"/>
    </style:style>
    <style:style style:name="P2" style:family="paragraph">
      <style:paragraph-properties style:line-height-at-least="0.176cm"/>
    </style:style>
    <style:style style:name="P3" style:family="paragraph">
      <style:text-properties fo:letter-spacing="-0.004cm"/>
    </style:style>
    <style:style style:name="P4" style:family="paragraph">
      <style:paragraph-properties fo:margin-left="0cm" fo:margin-right="0cm" fo:text-indent="0cm"/>
      <style:text-properties fo:letter-spacing="-0.004cm"/>
    </style:style>
    <style:style style:name="P5" style:family="paragraph">
      <style:paragraph-properties fo:margin-left="0cm" fo:margin-right="0cm" fo:text-indent="0cm"/>
    </style:style>
    <style:style style:name="T1" style:family="text">
      <style:text-properties fo:color="#365f91"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fo:color="#365f91" style:text-outline="false" style:text-line-through-style="none" fo:font-family="Arial" style:font-family-generic="roman" style:font-pitch="variable" fo:font-size="44pt" fo:letter-spacing="-0.028cm"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 style:family="text">
      <style:text-properties fo:color="#365f91" style:text-outline="false" style:text-line-through-style="none" fo:font-family="Arial" style:font-family-generic="roman" style:font-pitch="variable" fo:font-size="44pt" fo:letter-spacing="-0.004cm"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4" style:family="text">
      <style:text-properties fo:color="#365f91" fo:font-size="20pt" style:font-size-asian="20pt" style:font-size-complex="11.3999996185303pt"/>
    </style:style>
    <style:style style:name="T5" style:family="text">
      <style:text-properties fo:color="#365f91" fo:font-size="20pt" fo:letter-spacing="-0.009cm" style:font-size-asian="20pt" style:font-size-complex="11.3999996185303pt"/>
    </style:style>
    <style:style style:name="T6" style:family="text">
      <style:text-properties fo:color="#365f91" fo:font-size="20pt" fo:letter-spacing="-0.005cm" style:font-size-asian="20pt" style:font-size-complex="11.3999996185303pt"/>
    </style:style>
    <style:style style:name="T7" style:family="text">
      <style:text-properties fo:color="#365f91" fo:font-size="20pt" fo:letter-spacing="-0.007cm" style:font-size-asian="20pt" style:font-size-complex="11.3999996185303pt"/>
    </style:style>
    <style:style style:name="T8" style:family="text">
      <style:text-properties fo:color="#365f91" fo:font-size="20pt" fo:letter-spacing="-0.004cm" style:font-size-asian="20pt" style:font-size-complex="11.3999996185303pt"/>
    </style:style>
    <style:style style:name="T9" style:family="text">
      <style:text-properties fo:font-size="20pt" style:font-size-asian="20pt" style:font-size-complex="11.3999996185303pt"/>
    </style:style>
    <style:style style:name="T10" style:family="text">
      <style:text-properties fo:font-size="20pt" fo:letter-spacing="-0.004cm" style:font-size-asian="20pt" style:font-size-complex="11.3999996185303pt"/>
    </style:style>
    <style:style style:name="T11" style:family="text">
      <style:text-properties fo:font-size="20pt" fo:letter-spacing="-0.005cm" style:font-size-asian="20pt" style:font-size-complex="11.3999996185303pt"/>
    </style:style>
    <style:style style:name="T12" style:family="text">
      <style:text-properties fo:font-size="20pt" fo:font-style="italic" style:font-size-asian="20pt" style:font-style-asian="italic" style:font-size-complex="11.3999996185303pt" style:font-style-complex="italic"/>
    </style:style>
    <style:style style:name="T13" style:family="text">
      <style:text-properties fo:color="#4f81bc" fo:font-size="20pt" style:font-size-asian="20pt" style:font-size-complex="11.3999996185303pt"/>
    </style:style>
    <style:style style:name="T14" style:family="text">
      <style:text-properties fo:color="#4f81bc" fo:font-size="20pt" fo:letter-spacing="-0.023cm" style:font-size-asian="20pt" style:font-size-complex="11.3999996185303pt"/>
    </style:style>
    <style:style style:name="T15" style:family="text">
      <style:text-properties fo:color="#4f81bc" fo:font-size="20pt" fo:letter-spacing="-0.007cm" style:font-size-asian="20pt" style:font-size-complex="11.3999996185303pt"/>
    </style:style>
    <style:style style:name="T16" style:family="text">
      <style:text-properties fo:font-size="20pt" fo:letter-spacing="0.071cm" style:font-size-asian="20pt" style:font-size-complex="11.3999996185303pt"/>
    </style:style>
    <style:style style:name="T17"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fo:font-family="Arial" style:font-family-generic="roman" style:font-pitch="variable" fo:font-size="20pt" fo:letter-spacing="0.071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Arial" style:font-family-generic="roman" style:font-pitch="variable" fo:font-size="20pt" fo:letter-spacing="0.141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20" style:family="text">
      <style:text-properties fo:font-size="20pt" style:font-size-asian="20pt" style:font-size-complex="20pt"/>
    </style:style>
    <style:style style:name="T21" style:family="text">
      <style:text-properties style:use-window-font-color="true" style:text-outline="false" style:text-line-through-style="none" fo:font-family="Arial" style:font-family-generic="roman" style:font-pitch="variable" fo:font-size="20pt" fo:letter-spacing="-0.004cm"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11.3999996185303pt" style:font-style-complex="normal" style:font-weight-complex="normal" style:text-emphasize="none" style:font-relief="none" style:text-overline-style="none" style:text-overline-color="font-color"/>
    </style:style>
    <style:style style:name="T22" style:family="text">
      <style:text-properties fo:color="#4f81bc" fo:font-size="20pt" fo:letter-spacing="-0.004cm" style:font-size-asian="20pt" style:font-size-complex="11.3999996185303pt"/>
    </style:style>
    <style:style style:name="T23" style:family="text">
      <style:text-properties fo:color="#4f81bc" fo:font-size="20pt" fo:letter-spacing="0.071cm" style:font-size-asian="20pt" style:font-size-complex="11.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draw:text-box>
            <text:p><text:span text:style-name="T1">The</text:span><text:span text:style-name="T2"> </text:span><text:span text:style-name="T1">History</text:span><text:span text:style-name="T2"> </text:span><text:span text:style-name="T1">of</text:span><text:span text:style-name="T2"> </text:span><text:span text:style-name="T1">Artificial</text:span><text:span text:style-name="T2"> </text:span><text:span text:style-name="T3">Intelligence</text:span></text:p>
            <text:p><text:span text:style-name="T3">Applied on ches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list text:style-name="L2">
              <text:list-item>
                <text:p><text:span text:style-name="T4">History</text:span><text:span text:style-name="T5"> </text:span><text:span text:style-name="T4">of</text:span><text:span text:style-name="T6"> </text:span><text:span text:style-name="T4">AI</text:span><text:span text:style-name="T7"> </text:span><text:span text:style-name="T4">applied</text:span><text:span text:style-name="T6"> </text:span><text:span text:style-name="T4">to</text:span><text:span text:style-name="T8"> Chess</text:span></text:p>
              </text:list-item>
            </text:list>
          </draw:text-box>
        </draw:frame>
        <draw:frame presentation:style-name="pr5" draw:layer="layout" svg:width="25.199cm" svg:height="13.859cm" svg:x="1.4cm" svg:y="4.914cm" presentation:class="outline">
          <draw:text-box>
            <text:list text:style-name="L3">
              <text:list-item>
                <text:p><text:span text:style-name="T4"/></text:p>
              </text:list-item>
            </text:list>
            <text:p><text:span text:style-name="T9">Chess has long been considered a game of intellect, and many pioneers of computing felt that a chess-playing machine would be</text:span><text:span text:style-name="T10"> </text:span><text:span text:style-name="T9">the</text:span><text:span text:style-name="T10"> </text:span><text:span text:style-name="T9">hallmark of</text:span><text:span text:style-name="T11"> </text:span><text:span text:style-name="T9">true artificial intelligence. While</text:span><text:span text:style-name="T11"> </text:span><text:span text:style-name="T9">the Turing</text:span><text:span text:style-name="T10"> </text:span><text:span text:style-name="T9">Test is</text:span><text:span text:style-name="T11"> </text:span><text:span text:style-name="T9">a grand challenge</text:span><text:span text:style-name="T11"> </text:span><text:span text:style-name="T9">to ascertain machine intelligence, chess too is a good pursuit, one which fortunately has been ‘solved’ by AI researchers; producing programs which can rival if not best the world’s best chess players. However, even the best game- playing machines still do not </text:span><text:span text:style-name="T12">understand </text:span><text:span text:style-name="T9">concepts of the game and merely rely on brute force approaches to play.</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list text:style-name="L2">
              <text:list-item>
                <text:list>
                  <text:list-item>
                    <text:p><text:span text:style-name="T13">Origins</text:span><text:span text:style-name="T14"> </text:span><text:span text:style-name="T13">of</text:span><text:span text:style-name="T14"> </text:span><text:span text:style-name="T13">computer-</text:span><text:span text:style-name="T15">Chess</text:span></text:p>
                  </text:list-item>
                </text:list>
              </text:list-item>
            </text:list>
          </draw:text-box>
        </draw:frame>
        <draw:frame presentation:style-name="pr5" draw:layer="layout" svg:width="25.199cm" svg:height="15.156cm" svg:x="1.4cm" svg:y="4.914cm" presentation:class="outline" presentation:user-transformed="true">
          <draw:text-box>
            <text:list text:style-name="L3">
              <text:list-item>
                <text:list>
                  <text:list-item>
                    <text:p><text:span text:style-name="T13"/></text:p>
                  </text:list-item>
                </text:list>
              </text:list-item>
            </text:list>
            <text:p><text:span text:style-name="T9">Chess and intelligence have always been linked; the ability to play chess was even used as a valid question to ask during a Turning Test in Turing’s original paper. Many people envisioned machines one day being capable of</text:span><text:span text:style-name="T16"> </text:span><text:span text:style-name="T9">playing Chess, but it was Claude Shannon who first wrote a paper about developing a chess playing program </text:span><text:span text:style-name="T10">[Shannon50].</text:span></text:p>
            <text:p text:style-name="P2"><text:span text:style-name="T9">Shannon’s paper described two approaches to computer chess: Type-A programs, which would use pure brute force, examining thousands of moves and using a min-max search algorithm. Or, Type-B, programs which would</text:span><text:span text:style-name="T16"> </text:span><text:span text:style-name="T9">use specialized heuristics and ‘strategic’ AI, examining only a few, key candidate moves.</text:span><text:span text:style-name="T17">Initially Type-B (strategic) programs were favored over Type-A (brute force) because during the 50s and 60s computers were so limited. However, in 1973 the developers of the ‘Chess’ series of programs (which won the</text:span><text:span text:style-name="T18"> </text:span><text:span text:style-name="T17">ACM computer chess championship 1970-72) switched their program over to Type-A The new program, dubbed ‘Chess 4.0’ went on to win a number of future ACM computer chess titles. *WikiChess+. This change was an unfortunate blow to those hoping of finding a better understanding of the game of chess through the</text:span><text:span text:style-name="T19"> </text:span><text:span text:style-name="T17">development of Type-B programs.</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draw:frame presentation:style-name="pr5" draw:layer="layout" svg:width="25.199cm" svg:height="13.859cm" svg:x="1.4cm" svg:y="4.914cm" presentation:class="outline">
          <draw:text-box>
            <text:p><text:span text:style-name="T17">There were several important factors in moving away from the arguably more intelligent design of a Type-B program to a dumber Type-A. The first was simplicity. The speed of a machine has a direct correlation to a Type-A program’s skill, so with the trend being machines getting faster every year it is easier to write a strong Type-A program and ‘improve’ a program by giving it more power through parallelization or specialized hardware. Whereas a Type-B program would need to be taught new rules of thumb and strategies – regardless of how much new power was being fed to it. Also, there was the notion of predictability. The authors of ‘Chess’ have</text:span><text:span text:style-name="T18"> </text:span><text:span text:style-name="T17">commented on the stress they felt during tournaments where their Type-B program would behave erratically in accordance to different hard-coded rules.To this day Type-A (brute force) programs are the strongest applications available. Intelligent Type-B programs exist, but it is simply too easy to write Type-A programs and get exceptional play just off of computer speed. Grandmaster-level Type-B programs have yet to materialize since more research must be done in understanding and abstracting the game of chess into (even more) rules and heuristics.</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list text:style-name="L2">
              <text:list-item>
                <text:list>
                  <text:list-item>
                    <text:p text:style-name="P3">Realization</text:p>
                  </text:list-item>
                </text:list>
              </text:list-item>
            </text:list>
          </draw:text-box>
        </draw:frame>
        <draw:frame presentation:style-name="pr5" draw:layer="layout" svg:width="25.199cm" svg:height="16.241cm" svg:x="1.001cm" svg:y="3.6cm" presentation:class="outline" presentation:user-transformed="true">
          <draw:text-box>
            <text:list text:style-name="L3">
              <text:list-item>
                <text:list>
                  <text:list-header>
                    <text:p text:style-name="P3"><text:span text:style-name="T20">Perhaps the best known Type-A program is IBM’s Deep Blue. In 1997 Deep Blue challenged and defeated the then world chess champion Gary Kasparov. The 3.5/2.5 match win wasn’t a decisive victory but with machines continually increasing in power, many feel the match was just a taste of things to come.</text:span></text:p>
                  </text:list-header>
                </text:list>
              </text:list-item>
            </text:list>
            <text:p><text:span text:style-name="T9">Few surprised by a computer beating a world chess champion. Scientist David G Stoke explained this notion of expected computer superiority with: “Nowadays, few of us feel deeply threatened by a computer beating a world chess champion – any more than we do at a motorcycle beating an Olympic sprinter.” Most of this sentiment is</text:span><text:span text:style-name="T16"> </text:span><text:span text:style-name="T9">due to Deep Blue being a Type-A program. Deep Blue evaluated around 200 million positions a second and averaged 8-12 ply search depth. (Up to 40 under certain conditions.) [CambleHsuHoane02] Humans on the other hand are</text:span><text:span text:style-name="T10"> </text:span><text:span text:style-name="T9">generally thought to</text:span><text:span text:style-name="T10"> </text:span><text:span text:style-name="T9">examine</text:span><text:span text:style-name="T10"> </text:span><text:span text:style-name="T9">near </text:span><text:span text:style-name="T17">50 moves</text:span><text:span text:style-name="T21"> </text:span><text:span text:style-name="T17">to various</text:span><text:span text:style-name="T21"> </text:span><text:span text:style-name="T17">depths. If</text:span><text:span text:style-name="T21"> </text:span><text:span text:style-name="T17">Deep Blue were</text:span><text:span text:style-name="T21"> </text:span><text:span text:style-name="T17">a Type-B program</text:span><text:span text:style-name="T21"> </text:span><text:span text:style-name="T17">then perhaps the win would have been more interesting from the standpoint of machine intelligence.Another interesting implication of Deep Blue’s win was IBM’s financial gain from the match. Some estimates put the value of Deep Blue’s win to the tune of $500 million in free advertising for IBM Super computers. In addition, the match drove IBM’s stock price up $10 to a then all-time high [ScaefferPlatt97].</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list text:style-name="L2">
              <text:list-item>
                <text:list>
                  <text:list-item>
                    <text:p text:style-name="P4"><text:span text:style-name="T13">Conclusion</text:span></text:p>
                  </text:list-item>
                </text:list>
              </text:list-item>
            </text:list>
          </draw:text-box>
        </draw:frame>
        <draw:frame presentation:style-name="pr7" draw:text-style-name="P4" draw:layer="layout" svg:width="25.199cm" svg:height="13.859cm" svg:x="1.201cm" svg:y="4.541cm" presentation:class="outline" presentation:user-transformed="true">
          <draw:text-box>
            <text:list text:style-name="L3">
              <text:list-item>
                <text:list>
                  <text:list-item>
                    <text:p text:style-name="P4"><text:span text:style-name="T13"/></text:p>
                  </text:list-item>
                </text:list>
              </text:list-item>
            </text:list>
            <text:p text:style-name="P5"><text:span text:style-name="T13">Despite excellent progress in making powerful chess playing machines, many find difficulty in calling them intelligent for the same reasons as the ‘Chinese Room Argument’. Examining billions of board positions to arrive at a single move may not seem as a highly intelligent approach, but the net result is solid play. Hopefully in the coming years more</text:span><text:span text:style-name="T22"> </text:span><text:span text:style-name="T13">difficult games</text:span><text:span text:style-name="T22"> </text:span><text:span text:style-name="T13">will require</text:span><text:span text:style-name="T22"> </text:span><text:span text:style-name="T13">new</text:span><text:span text:style-name="T22"> </text:span><text:span text:style-name="T13">abstractions</text:span><text:span text:style-name="T22"> </text:span><text:span text:style-name="T13">for understanding game logic, which would have</text:span><text:span text:style-name="T22"> </text:span><text:span text:style-name="T13">a more tangible relationship to</text:span><text:span text:style-name="T23"> </text:span><text:span text:style-name="T13">general artificial intelligence; opposed to specialized search algorithms.</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eading_20_1" style:display-name="Heading 1" style:family="graphic">
      <style:paragraph-properties fo:margin-left="0.684cm" fo:margin-right="0cm" fo:margin-top="0.243cm" fo:margin-bottom="0cm" fo:text-indent="0cm" style:text-autospace="none"/>
      <style:text-properties fo:font-family="Cambria" style:font-family-generic="roman" style:font-pitch="variable" fo:font-size="14pt" fo:language="en" fo:country="US" fo:font-weight="bold" style:font-family-asian="Cambria" style:font-family-generic-asian="roman" style:font-pitch-asian="variable" style:font-size-asian="14pt" style:language-asian="en" style:country-asian="US" style:font-weight-asian="bold" style:font-family-complex="Cambria" style:font-family-generic-complex="roman" style:font-pitch-complex="variable" style:font-weight-complex="bold"/>
    </style:style>
    <style:style style:name="Heading_20_2" style:display-name="Heading 2" style:family="graphic">
      <style:paragraph-properties fo:margin-left="0.684cm" fo:margin-right="0cm" fo:margin-top="0.626cm" fo:margin-bottom="0cm" fo:line-height="0.536cm" fo:text-indent="0cm" style:text-autospace="none"/>
      <style:text-properties fo:font-family="Cambria" style:font-family-generic="roman" style:font-pitch="variable" fo:font-size="13pt" fo:language="en" fo:country="US" fo:font-weight="bold" style:font-family-asian="Cambria" style:font-family-generic-asian="roman" style:font-pitch-asian="variable" style:font-size-asian="13pt" style:language-asian="en" style:country-asian="US" style:font-weight-asian="bold" style:font-family-complex="Cambria" style:font-family-generic-complex="roman" style:font-pitch-complex="variable" style:font-weight-complex="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4-10-28T10:56:36.84</meta:creation-date>
    <meta:editing-duration>PT5M49S</meta:editing-duration>
    <meta:editing-cycles>14</meta:editing-cycles>
    <dc:date>2024-10-28T11:02:25.75</dc:date>
    <meta:generator>OpenOffice/4.1.15$Win32 OpenOffice.org_project/4115m2$Build-9813</meta:generator>
    <meta:document-statistic meta:object-count="44"/>
  </office:meta>
</office:document-meta>
</file>